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Mono" fo:font-size="10pt" style:font-name-asian="Nimbus Mono L" style:font-size-asian="10pt" style:font-name-complex="Liberation Mono" style:font-size-complex="10pt"/>
    </style:style>
    <style:style style:name="P2" style:family="paragraph" style:parent-style-name="Preformatted_20_Text">
      <style:paragraph-properties fo:text-align="center" style:justify-single-word="false"/>
      <style:text-properties fo:font-size="15pt" fo:font-weight="bold" officeooo:rsid="0019cc1a" officeooo:paragraph-rsid="0019cc1a" style:font-size-asian="15pt" style:font-weight-asian="bold" style:font-size-complex="15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officeooo:rsid="0019cc1a" officeooo:paragraph-rsid="0019cc1a"/>
    </style:style>
    <style:style style:name="P4" style:family="paragraph" style:parent-style-name="Preformatted_20_Text">
      <style:paragraph-properties fo:text-align="start" style:justify-single-word="false"/>
      <style:text-properties officeooo:rsid="0019cc1a" officeooo:paragraph-rsid="0019cc1a"/>
    </style:style>
    <style:style style:name="P5" style:family="paragraph" style:parent-style-name="Preformatted_20_Text">
      <style:paragraph-properties fo:text-align="start" style:justify-single-word="false"/>
      <style:text-properties officeooo:rsid="001c62fb" officeooo:paragraph-rsid="001c62fb"/>
    </style:style>
    <style:style style:name="P6" style:family="paragraph" style:parent-style-name="Preformatted_20_Text">
      <style:paragraph-properties fo:text-align="start" style:justify-single-word="false"/>
      <style:text-properties officeooo:rsid="001d0710" officeooo:paragraph-rsid="001d071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9ebb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duct name with id 1" text:name="py3o.name1"/>
        <text:user-field-decl office:value-type="string" office:string-value="Product price with id 1" text:name="py3o.price1"/>
        <text:user-field-decl office:value-type="string" office:string-value="Product name with id 2" text:name="py3o.name2"/>
        <text:user-field-decl office:value-type="string" office:string-value="Product price with id 2" text:name="py3o.price2"/>
      </text:user-field-decls>
      <text:p text:style-name="P2">My catalog</text:p>
      <text:p text:style-name="P3"/>
      <text:p text:style-name="P5">My other <text:span text:style-name="T3">formatted</text:span> text hardcoded into the document.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user-field-get text:name="py3o.name1">Product name with id 1</text:user-field-get></text:p>
          </table:table-cell>
          <table:table-cell table:style-name="Table1.B1" office:value-type="string">
            <text:p text:style-name="P1"><text:user-field-get text:name="py3o.price1">Product price with id 1</text:user-field-get></text:p>
          </table:table-cell>
        </table:table-row>
        <table:table-row>
          <table:table-cell table:style-name="Table1.A2" office:value-type="string">
            <text:p text:style-name="P1"><text:user-field-get text:name="py3o.name2">Product name with id 2</text:user-field-get></text:p>
          </table:table-cell>
          <table:table-cell table:style-name="Table1.B2" office:value-type="string">
            <text:p text:style-name="P1"><text:user-field-get text:name="py3o.price2">Product price with id 2</text:user-field-get></text:p>
          </table:table-cell>
        </table:table-row>
      </table:table>
      <text:p text:style-name="P4"/>
      <text:p text:style-name="P4"/>
      <text:p text:style-name="P6">Tips:</text:p>
      <text:p text:style-name="P6"/>
      <text:p text:style-name="P5"><text:tab/>The fields above will be populated by PyGtk Posting, from the catalog creator window when clicking the <text:span text:style-name="T1">Populate template</text:span> button. The products have to be added to the catalog in the catalog creator window and have prices applied to them.</text:p>
      <text:p text:style-name="P5"/>
      <text:p text:style-name="P6"><text:tab/>The field address will be name+barcode and price+barcode. If the barcode is 32, the name field address for that product will be <text:span text:style-name="T2">name32. </text:span><text:span text:style-name="T4">See the table above for an example.</text:span></text:p>
      <text:p text:style-name="P6"><text:span text:style-name="T4"/></text:p>
      <text:p text:style-name="P6"><text:span text:style-name="T4"><text:tab/></text:span><text:span text:style-name="T5">PyGtk Posting will display an error if a field doesn’t get popul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0T13:55:31.077631686</dc:date>
    <dc:creator>Reuben Rissler</dc:creator>
    <meta:editing-duration>PT16M48S</meta:editing-duration>
    <meta:editing-cycles>6</meta:editing-cycles>
    <meta:generator>LibreOffice/5.1.2.2$Linux_X86_64 LibreOffice_project/10m0$Build-2</meta:generator>
    <meta:document-statistic meta:table-count="1" meta:image-count="0" meta:object-count="0" meta:page-count="1" meta:paragraph-count="10" meta:word-count="109" meta:character-count="615" meta:non-whitespace-character-count="513"/>
  </office:meta>
</office:document-meta>
</file>